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64mm"/>
    </style:style>
    <style:style style:name="co2" style:family="table-column">
      <style:table-column-properties fo:break-before="auto" style:column-width="116.1mm"/>
    </style:style>
    <style:style style:name="co3" style:family="table-column">
      <style:table-column-properties fo:break-before="auto" style:column-width="228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cccccc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ru" style:country-asian="RU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Марченко Людмила Анатольевна</text:p>
          </table:table-cell>
          <table:table-cell office:value-type="string" calcext:value-type="string">
            <text:p>ГБОУ средняя школа 368 Фрунзенского района</text:p>
          </table:table-cell>
          <table:table-cell table:formula="of:=COM.MICROSOFT.TEXTJOIN(;;&quot;\cert{&quot;;[.A1];&quot;}{&quot;;[.B1];&quot;}{учитель математики}&quot;)" office:value-type="string" office:string-value="\cert{Марченко Людмила Анатольевна}{ГБОУ средняя школа 368 Фрунзенского района}{учитель математики}" calcext:value-type="string">
            <text:p>\cert{Марченко Людмила Анатольевна}{ГБОУ средняя школа 368 Фрунзенского района}{учитель математики}</text:p>
          </table:table-cell>
        </table:table-row>
        <table:table-row table:style-name="ro1">
          <table:table-cell office:value-type="string" calcext:value-type="string">
            <text:p>Трубиньш Инита Андреевна</text:p>
          </table:table-cell>
          <table:table-cell office:value-type="string" calcext:value-type="string">
            <text:p>ГБОУ СОШ №430</text:p>
          </table:table-cell>
          <table:table-cell table:formula="of:=COM.MICROSOFT.TEXTJOIN(;;&quot;\cert{&quot;;[.A2];&quot;}{&quot;;[.B2];&quot;}{учитель математики}&quot;)" office:value-type="string" office:string-value="\cert{Трубиньш Инита Андреевна}{ГБОУ СОШ №430}{учитель математики}" calcext:value-type="string">
            <text:p>\cert{Трубиньш Инита Андреевна}{ГБОУ СОШ №430}{учитель математики}</text:p>
          </table:table-cell>
        </table:table-row>
        <table:table-row table:style-name="ro1">
          <table:table-cell office:value-type="string" calcext:value-type="string">
            <text:p>Михайлова Наталия Павловна</text:p>
          </table:table-cell>
          <table:table-cell office:value-type="string" calcext:value-type="string">
            <text:p>ГБОУ СОШ №556 Курортного района </text:p>
          </table:table-cell>
          <table:table-cell table:formula="of:=COM.MICROSOFT.TEXTJOIN(;;&quot;\cert{&quot;;[.A3];&quot;}{&quot;;[.B3];&quot;}{учитель математики}&quot;)" office:value-type="string" office:string-value="\cert{Михайлова Наталия Павловна}{ГБОУ СОШ №556 Курортного района }{учитель математики}" calcext:value-type="string">
            <text:p>\cert{Михайлова Наталия Павловна}{ГБОУ СОШ №556 Курортного района }{учитель математики}</text:p>
          </table:table-cell>
        </table:table-row>
        <table:table-row table:style-name="ro1">
          <table:table-cell office:value-type="string" calcext:value-type="string">
            <text:p>Ширшова Ольга Николаевна</text:p>
          </table:table-cell>
          <table:table-cell office:value-type="string" calcext:value-type="string">
            <text:p>ГБОУ СОШ №176 Калининского района</text:p>
          </table:table-cell>
          <table:table-cell table:formula="of:=COM.MICROSOFT.TEXTJOIN(;;&quot;\cert{&quot;;[.A4];&quot;}{&quot;;[.B4];&quot;}{учитель математики}&quot;)" office:value-type="string" office:string-value="\cert{Ширшова Ольга Николаевна}{ГБОУ СОШ №176 Калининского района}{учитель математики}" calcext:value-type="string">
            <text:p>\cert{Ширшова Ольга Николаевна}{ГБОУ СОШ №176 Калининского района}{учитель математики}</text:p>
          </table:table-cell>
        </table:table-row>
        <table:table-row table:style-name="ro1">
          <table:table-cell office:value-type="string" calcext:value-type="string">
            <text:p>Сергеева Татьяна борисовна</text:p>
          </table:table-cell>
          <table:table-cell office:value-type="string" calcext:value-type="string">
            <text:p>Школа №100 Калининского района </text:p>
          </table:table-cell>
          <table:table-cell table:formula="of:=COM.MICROSOFT.TEXTJOIN(;;&quot;\cert{&quot;;[.A5];&quot;}{&quot;;[.B5];&quot;}{учитель математики}&quot;)" office:value-type="string" office:string-value="\cert{Сергеева Татьяна борисовна}{Школа №100 Калининского района }{учитель математики}" calcext:value-type="string">
            <text:p>\cert{Сергеева Татьяна борисовна}{Школа №100 Калининского района }{учитель математики}</text:p>
          </table:table-cell>
        </table:table-row>
        <table:table-row table:style-name="ro1">
          <table:table-cell office:value-type="string" calcext:value-type="string">
            <text:p>Лушникова Людмила Константиновна</text:p>
          </table:table-cell>
          <table:table-cell office:value-type="string" calcext:value-type="string">
            <text:p>ГБОУ СОШ №247</text:p>
          </table:table-cell>
          <table:table-cell table:formula="of:=COM.MICROSOFT.TEXTJOIN(;;&quot;\cert{&quot;;[.A6];&quot;}{&quot;;[.B6];&quot;}{учитель математики}&quot;)" office:value-type="string" office:string-value="\cert{Лушникова Людмила Константиновна}{ГБОУ СОШ №247}{учитель математики}" calcext:value-type="string">
            <text:p>\cert{Лушникова Людмила Константиновна}{ГБОУ СОШ №247}{учитель математики}</text:p>
          </table:table-cell>
        </table:table-row>
        <table:table-row table:style-name="ro1">
          <table:table-cell office:value-type="string" calcext:value-type="string">
            <text:p>Алипцева Надежда Викторовна </text:p>
          </table:table-cell>
          <table:table-cell office:value-type="string" calcext:value-type="string">
            <text:p>ГБОУ СОШ №232</text:p>
          </table:table-cell>
          <table:table-cell table:formula="of:=COM.MICROSOFT.TEXTJOIN(;;&quot;\cert{&quot;;[.A7];&quot;}{&quot;;[.B7];&quot;}{учитель математики}&quot;)" office:value-type="string" office:string-value="\cert{Алипцева Надежда Викторовна }{ГБОУ СОШ №232}{учитель математики}" calcext:value-type="string">
            <text:p>\cert{Алипцева Надежда Викторовна }{ГБОУ СОШ №232}{учитель математики}</text:p>
          </table:table-cell>
        </table:table-row>
        <table:table-row table:style-name="ro1">
          <table:table-cell office:value-type="string" calcext:value-type="string">
            <text:p>Ульянич Елена Васильевна</text:p>
          </table:table-cell>
          <table:table-cell office:value-type="string" calcext:value-type="string">
            <text:p>ГБОУ Школа №100 </text:p>
          </table:table-cell>
          <table:table-cell table:formula="of:=COM.MICROSOFT.TEXTJOIN(;;&quot;\cert{&quot;;[.A8];&quot;}{&quot;;[.B8];&quot;}{учитель математики}&quot;)" office:value-type="string" office:string-value="\cert{Ульянич Елена Васильевна}{ГБОУ Школа №100 }{учитель математики}" calcext:value-type="string">
            <text:p>\cert{Ульянич Елена Васильевна}{ГБОУ Школа №100 }{учитель математики}</text:p>
          </table:table-cell>
        </table:table-row>
        <table:table-row table:style-name="ro1">
          <table:table-cell office:value-type="string" calcext:value-type="string">
            <text:p>Амонжалова Лариса Геннадьевна</text:p>
          </table:table-cell>
          <table:table-cell office:value-type="string" calcext:value-type="string">
            <text:p>ГБОУ Школа №644</text:p>
          </table:table-cell>
          <table:table-cell table:formula="of:=COM.MICROSOFT.TEXTJOIN(;;&quot;\cert{&quot;;[.A9];&quot;}{&quot;;[.B9];&quot;}{учитель математики}&quot;)" office:value-type="string" office:string-value="\cert{Амонжалова Лариса Геннадьевна}{ГБОУ Школа №644}{учитель математики}" calcext:value-type="string">
            <text:p>\cert{Амонжалова Лариса Геннадьевна}{ГБОУ Школа №644}{учитель математики}</text:p>
          </table:table-cell>
        </table:table-row>
        <table:table-row table:style-name="ro1">
          <table:table-cell office:value-type="string" calcext:value-type="string">
            <text:p>Шарыпина Светлана Николаевна</text:p>
          </table:table-cell>
          <table:table-cell office:value-type="string" calcext:value-type="string">
            <text:p>ГБОУ Школа №10</text:p>
          </table:table-cell>
          <table:table-cell table:formula="of:=COM.MICROSOFT.TEXTJOIN(;;&quot;\cert{&quot;;[.A10];&quot;}{&quot;;[.B10];&quot;}{учитель математики}&quot;)" office:value-type="string" office:string-value="\cert{Шарыпина Светлана Николаевна}{ГБОУ Школа №10}{учитель математики}" calcext:value-type="string">
            <text:p>\cert{Шарыпина Светлана Николаевна}{ГБОУ Школа №10}{учитель математики}</text:p>
          </table:table-cell>
        </table:table-row>
        <table:table-row table:style-name="ro1">
          <table:table-cell office:value-type="string" calcext:value-type="string">
            <text:p>Герке Юлия Петровна</text:p>
          </table:table-cell>
          <table:table-cell office:value-type="string" calcext:value-type="string">
            <text:p>ГБОУ Гимназия №330</text:p>
          </table:table-cell>
          <table:table-cell table:formula="of:=COM.MICROSOFT.TEXTJOIN(;;&quot;\cert{&quot;;[.A11];&quot;}{&quot;;[.B11];&quot;}{учитель математики}&quot;)" office:value-type="string" office:string-value="\cert{Герке Юлия Петровна}{ГБОУ Гимназия №330}{учитель математики}" calcext:value-type="string">
            <text:p>\cert{Герке Юлия Петровна}{ГБОУ Гимназия №330}{учитель математики}</text:p>
          </table:table-cell>
        </table:table-row>
        <table:table-row table:style-name="ro1">
          <table:table-cell office:value-type="string" calcext:value-type="string">
            <text:p>Иванова Анна Игоревна</text:p>
          </table:table-cell>
          <table:table-cell office:value-type="string" calcext:value-type="string">
            <text:p>ГБОУ СОШ №388</text:p>
          </table:table-cell>
          <table:table-cell table:formula="of:=COM.MICROSOFT.TEXTJOIN(;;&quot;\cert{&quot;;[.A12];&quot;}{&quot;;[.B12];&quot;}{учитель математики}&quot;)" office:value-type="string" office:string-value="\cert{Иванова Анна Игоревна}{ГБОУ СОШ №388}{учитель математики}" calcext:value-type="string">
            <text:p>\cert{Иванова Анна Игоревна}{ГБОУ СОШ №388}{учитель математики}</text:p>
          </table:table-cell>
        </table:table-row>
        <table:table-row table:style-name="ro1">
          <table:table-cell office:value-type="string" calcext:value-type="string">
            <text:p>Щёкина Марина Ивановна</text:p>
          </table:table-cell>
          <table:table-cell office:value-type="string" calcext:value-type="string">
            <text:p>ГБОУ СОШ №372 Московского района</text:p>
          </table:table-cell>
          <table:table-cell table:formula="of:=COM.MICROSOFT.TEXTJOIN(;;&quot;\cert{&quot;;[.A13];&quot;}{&quot;;[.B13];&quot;}{учитель математики}&quot;)" office:value-type="string" office:string-value="\cert{Щёкина Марина Ивановна}{ГБОУ СОШ №372 Московского района}{учитель математики}" calcext:value-type="string">
            <text:p>\cert{Щёкина Марина Ивановна}{ГБОУ СОШ №372 Московского района}{учитель математики}</text:p>
          </table:table-cell>
        </table:table-row>
        <table:table-row table:style-name="ro1">
          <table:table-cell office:value-type="string" calcext:value-type="string">
            <text:p>Песковатскова Оксана Михайловна</text:p>
          </table:table-cell>
          <table:table-cell office:value-type="string" calcext:value-type="string">
            <text:p>Школа №249</text:p>
          </table:table-cell>
          <table:table-cell table:formula="of:=COM.MICROSOFT.TEXTJOIN(;;&quot;\cert{&quot;;[.A14];&quot;}{&quot;;[.B14];&quot;}{учитель математики}&quot;)" office:value-type="string" office:string-value="\cert{Песковатскова Оксана Михайловна}{Школа №249}{учитель математики}" calcext:value-type="string">
            <text:p>\cert{Песковатскова Оксана Михайловна}{Школа №249}{учитель математики}</text:p>
          </table:table-cell>
        </table:table-row>
        <table:table-row table:style-name="ro1">
          <table:table-cell office:value-type="string" calcext:value-type="string">
            <text:p>Пичкина Елена Сергеевна</text:p>
          </table:table-cell>
          <table:table-cell office:value-type="string" calcext:value-type="string">
            <text:p>ГБОУ СОШ №411 «Гармония»</text:p>
          </table:table-cell>
          <table:table-cell table:formula="of:=COM.MICROSOFT.TEXTJOIN(;;&quot;\cert{&quot;;[.A15];&quot;}{&quot;;[.B15];&quot;}{учитель математики}&quot;)" office:value-type="string" office:string-value="\cert{Пичкина Елена Сергеевна}{ГБОУ СОШ №411 «Гармония»}{учитель математики}" calcext:value-type="string">
            <text:p>\cert{Пичкина Елена Сергеевна}{ГБОУ СОШ №411 «Гармония»}{учитель математики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18:27.302000000</meta:creation-date>
    <dc:date>2019-12-09T22:37:09.088000000</dc:date>
    <meta:editing-duration>PT8M31S</meta:editing-duration>
    <meta:editing-cycles>1</meta:editing-cycles>
    <meta:document-statistic meta:table-count="1" meta:cell-count="45" meta:object-count="0"/>
    <meta:generator>LibreOffice/6.2.5.2$Windows_X86_64 LibreOffice_project/1ec314fa52f458adc18c4f025c545a4e8b22c159</meta:generator>
  </office:meta>
</office:document-meta>
</file>